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92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99pt solid #000000"/>
    </style:style>
    <style:style style:name="ce19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7pt" svg:height="255.51pt" svg:x="496.77pt" svg:y="155.03pt">
            <draw:object draw:notify-on-update-of-ranges="Sheet1.I4:Sheet1.I9 Sheet1.J3:Sheet1.J3 Sheet1.J4:Sheet1.J9 Sheet1.K3:Sheet1.K3 Sheet1.K4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Average Blur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9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3"/>
          <table:table-cell table:style-name="ce12" office:value-type="string" calcext:value-type="string">
            <text:p>Filter</text:p>
          </table:table-cell>
          <table:table-cell table:style-name="ce12" office:value-type="string" calcext:value-type="string">
            <text:p>Tanpa FPGA</text:p>
          </table:table-cell>
          <table:table-cell table:style-name="ce12" office:value-type="string" calcext:value-type="string">
            <text:p>Dengan FPGA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8" office:value-type="float" office:value="8.02497315406799" calcext:value-type="float">
            <text:p>8.02497315406799</text:p>
          </table:table-cell>
          <table:table-cell table:style-name="ce9" office:value-type="float" office:value="6.23055043799794" calcext:value-type="float">
            <text:p>6.23055043799794</text:p>
          </table:table-cell>
          <table:table-cell table:style-name="ce8" office:value-type="float" office:value="0.821577310562134" calcext:value-type="float">
            <text:p>0.821577310562134</text:p>
          </table:table-cell>
          <table:table-cell table:style-name="ce8" office:value-type="float" office:value="60.8585453337183" calcext:value-type="float">
            <text:p>60.8585453337183</text:p>
          </table:table-cell>
          <table:table-cell table:number-columns-repeated="3"/>
          <table:table-cell table:style-name="ce9" office:value-type="string" calcext:value-type="string">
            <text:p>Average Blur</text:p>
          </table:table-cell>
          <table:table-cell table:style-name="ce9" table:formula="of:=[.C14]" office:value-type="float" office:value="6.24958353344701" calcext:value-type="float">
            <text:p>6.24958353344701</text:p>
          </table:table-cell>
          <table:table-cell table:style-name="ce9" table:formula="of:=[.E14]" office:value-type="float" office:value="60.4268459267488" calcext:value-type="float">
            <text:p>60.4268459267488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99623298645" calcext:value-type="float">
            <text:p>7.9999623298645</text:p>
          </table:table-cell>
          <table:table-cell table:style-name="ce9" office:value-type="float" office:value="6.25002942993194" calcext:value-type="float">
            <text:p>6.25002942993194</text:p>
          </table:table-cell>
          <table:table-cell table:style-name="ce8" office:value-type="float" office:value="0.823753595352173" calcext:value-type="float">
            <text:p>0.823753595352173</text:p>
          </table:table-cell>
          <table:table-cell table:style-name="ce8" office:value-type="float" office:value="60.6977623917063" calcext:value-type="float">
            <text:p>60.6977623917063</text:p>
          </table:table-cell>
          <table:table-cell table:number-columns-repeated="3"/>
          <table:table-cell table:style-name="ce9" office:value-type="string" calcext:value-type="string">
            <text:p>Gaussian Blur</text:p>
          </table:table-cell>
          <table:table-cell table:style-name="ce9" table:formula="of:=[.C30]" office:value-type="float" office:value="6.25253493030523" calcext:value-type="float">
            <text:p>6.25253493030523</text:p>
          </table:table-cell>
          <table:table-cell table:style-name="ce9" table:formula="of:=[.E30]" office:value-type="float" office:value="60.2887439620844" calcext:value-type="float">
            <text:p>60.2887439620844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862146377564" calcext:value-type="float">
            <text:p>7.99862146377564</text:p>
          </table:table-cell>
          <table:table-cell table:style-name="ce8" office:value-type="float" office:value="6.25107716703951" calcext:value-type="float">
            <text:p>6.25107716703951</text:p>
          </table:table-cell>
          <table:table-cell table:style-name="ce9" office:value-type="float" office:value="0.828958749771118" calcext:value-type="float">
            <text:p>0.828958749771118</text:p>
          </table:table-cell>
          <table:table-cell table:style-name="ce9" office:value-type="float" office:value="60.3166321771806" calcext:value-type="float">
            <text:p>60.3166321771806</text:p>
          </table:table-cell>
          <table:table-cell table:number-columns-repeated="3"/>
          <table:table-cell table:style-name="ce9" office:value-type="string" calcext:value-type="string">
            <text:p>Sobel Vertical</text:p>
          </table:table-cell>
          <table:table-cell table:style-name="ce9" table:formula="of:=[.C46]" office:value-type="float" office:value="7.45901961777084" calcext:value-type="float">
            <text:p>7.45901961777084</text:p>
          </table:table-cell>
          <table:table-cell table:style-name="ce9" table:formula="of:=[.E46]" office:value-type="float" office:value="60.440474491087" calcext:value-type="float">
            <text:p>60.440474491087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77608299255" calcext:value-type="float">
            <text:p>7.99377608299255</text:p>
          </table:table-cell>
          <table:table-cell table:style-name="ce9" office:value-type="float" office:value="6.25486622103155" calcext:value-type="float">
            <text:p>6.25486622103155</text:p>
          </table:table-cell>
          <table:table-cell table:style-name="ce9" office:value-type="float" office:value="0.822452068328857" calcext:value-type="float">
            <text:p>0.822452068328857</text:p>
          </table:table-cell>
          <table:table-cell table:style-name="ce9" office:value-type="float" office:value="60.7938163516266" calcext:value-type="float">
            <text:p>60.7938163516266</text:p>
          </table:table-cell>
          <table:table-cell table:number-columns-repeated="3"/>
          <table:table-cell table:style-name="ce9" office:value-type="string" calcext:value-type="string">
            <text:p>Sobel Horizontal</text:p>
          </table:table-cell>
          <table:table-cell table:style-name="ce9" table:formula="of:=[.C62]" office:value-type="float" office:value="7.53538057993614" calcext:value-type="float">
            <text:p>7.53538057993614</text:p>
          </table:table-cell>
          <table:table-cell table:style-name="ce9" table:formula="of:=[.E62]" office:value-type="float" office:value="60.4263337664952" calcext:value-type="float">
            <text:p>60.4263337664952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072765350342" calcext:value-type="float">
            <text:p>8.00072765350342</text:p>
          </table:table-cell>
          <table:table-cell table:style-name="ce9" office:value-type="float" office:value="6.24943157240275" calcext:value-type="float">
            <text:p>6.24943157240275</text:p>
          </table:table-cell>
          <table:table-cell table:style-name="ce8" office:value-type="float" office:value="0.821060657501221" calcext:value-type="float">
            <text:p>0.821060657501221</text:p>
          </table:table-cell>
          <table:table-cell table:style-name="ce9" office:value-type="float" office:value="60.8968406209692" calcext:value-type="float">
            <text:p>60.8968406209692</text:p>
          </table:table-cell>
          <table:table-cell table:number-columns-repeated="3"/>
          <table:table-cell table:style-name="ce9" office:value-type="string" calcext:value-type="string">
            <text:p>Laplacian</text:p>
          </table:table-cell>
          <table:table-cell table:style-name="ce9" table:formula="of:=[.C78]" office:value-type="float" office:value="8.04783913050973" calcext:value-type="float">
            <text:p>8.04783913050973</text:p>
          </table:table-cell>
          <table:table-cell table:style-name="ce9" table:formula="of:=[.E78]" office:value-type="float" office:value="60.3130625296822" calcext:value-type="float">
            <text:p>60.3130625296822</text:p>
          </table:table-cell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0483319759369" calcext:value-type="float">
            <text:p>32.0483319759369</text:p>
          </table:table-cell>
          <table:table-cell table:style-name="ce9" office:value-type="float" office:value="6.24057439713766" calcext:value-type="float">
            <text:p>6.24057439713766</text:p>
          </table:table-cell>
          <table:table-cell table:style-name="ce9" office:value-type="float" office:value="3.32002973556519" calcext:value-type="float">
            <text:p>3.32002973556519</text:p>
          </table:table-cell>
          <table:table-cell table:style-name="ce8" office:value-type="float" office:value="60.2404243123301" calcext:value-type="float">
            <text:p>60.2404243123301</text:p>
          </table:table-cell>
          <table:table-cell table:number-columns-repeated="3"/>
          <table:table-cell table:style-name="ce9" office:value-type="string" calcext:value-type="string">
            <text:p>Sharpening</text:p>
          </table:table-cell>
          <table:table-cell table:style-name="ce9" table:formula="of:=[.C94]" office:value-type="float" office:value="6.20978298450373" calcext:value-type="float">
            <text:p>6.20978298450373</text:p>
          </table:table-cell>
          <table:table-cell table:style-name="ce9" table:formula="of:=[.E94]" office:value-type="float" office:value="60.3363303411042" calcext:value-type="float">
            <text:p>60.3363303411042</text:p>
          </table:table-cell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67685031891" calcext:value-type="float">
            <text:p>31.9667685031891</text:p>
          </table:table-cell>
          <table:table-cell table:style-name="ce9" office:value-type="float" office:value="6.2564972740378" calcext:value-type="float">
            <text:p>6.2564972740378</text:p>
          </table:table-cell>
          <table:table-cell table:style-name="ce9" office:value-type="float" office:value="3.3218092918396" calcext:value-type="float">
            <text:p>3.3218092918396</text:p>
          </table:table-cell>
          <table:table-cell table:style-name="ce9" office:value-type="float" office:value="60.2081523738652" calcext:value-type="float">
            <text:p>60.2081523738652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96874523163" calcext:value-type="float">
            <text:p>31.9796874523163</text:p>
          </table:table-cell>
          <table:table-cell table:style-name="ce9" office:value-type="float" office:value="6.2539698143771" calcext:value-type="float">
            <text:p>6.2539698143771</text:p>
          </table:table-cell>
          <table:table-cell table:style-name="ce9" office:value-type="float" office:value="3.32926273345947" calcext:value-type="float">
            <text:p>3.32926273345947</text:p>
          </table:table-cell>
          <table:table-cell table:style-name="ce9" office:value-type="float" office:value="60.0733603839604" calcext:value-type="float">
            <text:p>60.0733603839604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930629730225" calcext:value-type="float">
            <text:p>31.9930629730225</text:p>
          </table:table-cell>
          <table:table-cell table:style-name="ce9" office:value-type="float" office:value="6.25135518186071" calcext:value-type="float">
            <text:p>6.25135518186071</text:p>
          </table:table-cell>
          <table:table-cell table:style-name="ce9" office:value-type="float" office:value="3.32550597190857" calcext:value-type="float">
            <text:p>3.32550597190857</text:p>
          </table:table-cell>
          <table:table-cell table:style-name="ce9" office:value-type="float" office:value="60.1412241293364" calcext:value-type="float">
            <text:p>60.1412241293364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17285728455" calcext:value-type="float">
            <text:p>31.9617285728455</text:p>
          </table:table-cell>
          <table:table-cell table:style-name="ce9" office:value-type="float" office:value="6.25748383865318" calcext:value-type="float">
            <text:p>6.25748383865318</text:p>
          </table:table-cell>
          <table:table-cell table:style-name="ce9" office:value-type="float" office:value="3.3310182094574" calcext:value-type="float">
            <text:p>3.3310182094574</text:p>
          </table:table-cell>
          <table:table-cell table:style-name="ce9" office:value-type="float" office:value="60.041701192795" calcext:value-type="float">
            <text:p>60.04170119279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4:.C13])" office:value-type="float" office:value="6.24958353344701" calcext:value-type="float">
            <text:p>6.24958353344701</text:p>
          </table:table-cell>
          <table:table-cell table:style-name="ce11"/>
          <table:table-cell table:style-name="ce11" table:formula="of:=AVERAGE([.E4:.E13])" office:value-type="float" office:value="60.4268459267488" calcext:value-type="float">
            <text:p>60.4268459267488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Gaussian Blur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9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160312652588" calcext:value-type="float">
            <text:p>8.00160312652588</text:p>
          </table:table-cell>
          <table:table-cell table:style-name="ce9" office:value-type="float" office:value="6.24874780832937" calcext:value-type="float">
            <text:p>6.24874780832937</text:p>
          </table:table-cell>
          <table:table-cell table:style-name="ce9" office:value-type="float" office:value="0.819968700408935" calcext:value-type="float">
            <text:p>0.819968700408935</text:p>
          </table:table-cell>
          <table:table-cell table:style-name="ce9" office:value-type="float" office:value="60.9779372981724" calcext:value-type="float">
            <text:p>60.977937298172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73531341553" calcext:value-type="float">
            <text:p>7.99373531341553</text:p>
          </table:table-cell>
          <table:table-cell table:style-name="ce8" office:value-type="float" office:value="6.25489812204405" calcext:value-type="float">
            <text:p>6.25489812204405</text:p>
          </table:table-cell>
          <table:table-cell table:style-name="ce9" office:value-type="float" office:value="0.835051774978638" calcext:value-type="float">
            <text:p>0.835051774978638</text:p>
          </table:table-cell>
          <table:table-cell table:style-name="ce9" office:value-type="float" office:value="59.8765268192851" calcext:value-type="float">
            <text:p>59.8765268192851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848031997681" calcext:value-type="float">
            <text:p>7.99848031997681</text:p>
          </table:table-cell>
          <table:table-cell table:style-name="ce9" office:value-type="float" office:value="6.25118747559099" calcext:value-type="float">
            <text:p>6.25118747559099</text:p>
          </table:table-cell>
          <table:table-cell table:style-name="ce9" office:value-type="float" office:value="0.82674765586853" calcext:value-type="float">
            <text:p>0.82674765586853</text:p>
          </table:table-cell>
          <table:table-cell table:style-name="ce9" office:value-type="float" office:value="60.4779458944738" calcext:value-type="float">
            <text:p>60.4779458944738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570440292358" calcext:value-type="float">
            <text:p>8.00570440292358</text:p>
          </table:table-cell>
          <table:table-cell table:style-name="ce9" office:value-type="float" office:value="6.24554661070681" calcext:value-type="float">
            <text:p>6.24554661070681</text:p>
          </table:table-cell>
          <table:table-cell table:style-name="ce9" office:value-type="float" office:value="0.829063415527344" calcext:value-type="float">
            <text:p>0.829063415527344</text:p>
          </table:table-cell>
          <table:table-cell table:style-name="ce9" office:value-type="float" office:value="60.3090174570017" calcext:value-type="float">
            <text:p>60.3090174570017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5929775238" calcext:value-type="float">
            <text:p>7.9935929775238</text:p>
          </table:table-cell>
          <table:table-cell table:style-name="ce9" office:value-type="float" office:value="6.25500949830556" calcext:value-type="float">
            <text:p>6.25500949830556</text:p>
          </table:table-cell>
          <table:table-cell table:style-name="ce9" office:value-type="float" office:value="0.826093435287476" calcext:value-type="float">
            <text:p>0.826093435287476</text:p>
          </table:table-cell>
          <table:table-cell table:style-name="ce9" office:value-type="float" office:value="60.525841102466" calcext:value-type="float">
            <text:p>60.525841102466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75338172913" calcext:value-type="float">
            <text:p>31.9775338172913</text:p>
          </table:table-cell>
          <table:table-cell table:style-name="ce9" office:value-type="float" office:value="6.2543910090982" calcext:value-type="float">
            <text:p>6.2543910090982</text:p>
          </table:table-cell>
          <table:table-cell table:style-name="ce9" office:value-type="float" office:value="3.32604384422302" calcext:value-type="float">
            <text:p>3.32604384422302</text:p>
          </table:table-cell>
          <table:table-cell table:style-name="ce9" office:value-type="float" office:value="60.1314983707681" calcext:value-type="float">
            <text:p>60.1314983707681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60582447052" calcext:value-type="float">
            <text:p>31.9760582447052</text:p>
          </table:table-cell>
          <table:table-cell table:style-name="ce9" office:value-type="float" office:value="6.25467962528237" calcext:value-type="float">
            <text:p>6.25467962528237</text:p>
          </table:table-cell>
          <table:table-cell table:style-name="ce9" office:value-type="float" office:value="3.32602143287659" calcext:value-type="float">
            <text:p>3.32602143287659</text:p>
          </table:table-cell>
          <table:table-cell table:style-name="ce9" office:value-type="float" office:value="60.1319035479051" calcext:value-type="float">
            <text:p>60.1319035479051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06585407257" calcext:value-type="float">
            <text:p>31.9706585407257</text:p>
          </table:table-cell>
          <table:table-cell table:style-name="ce9" office:value-type="float" office:value="6.25573601323322" calcext:value-type="float">
            <text:p>6.25573601323322</text:p>
          </table:table-cell>
          <table:table-cell table:style-name="ce9" office:value-type="float" office:value="3.32173943519592" calcext:value-type="float">
            <text:p>3.32173943519592</text:p>
          </table:table-cell>
          <table:table-cell table:style-name="ce9" office:value-type="float" office:value="60.2094185597082" calcext:value-type="float">
            <text:p>60.2094185597082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66981697083" calcext:value-type="float">
            <text:p>31.9666981697083</text:p>
          </table:table-cell>
          <table:table-cell table:style-name="ce9" office:value-type="float" office:value="6.2565110396519" calcext:value-type="float">
            <text:p>6.2565110396519</text:p>
          </table:table-cell>
          <table:table-cell table:style-name="ce9" office:value-type="float" office:value="3.32527661323547" calcext:value-type="float">
            <text:p>3.32527661323547</text:p>
          </table:table-cell>
          <table:table-cell table:style-name="ce9" office:value-type="float" office:value="60.1453723290109" calcext:value-type="float">
            <text:p>60.145372329010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0069539546967" calcext:value-type="float">
            <text:p>32.0069539546967</text:p>
          </table:table-cell>
          <table:table-cell table:style-name="ce9" office:value-type="float" office:value="6.24864210080986" calcext:value-type="float">
            <text:p>6.24864210080986</text:p>
          </table:table-cell>
          <table:table-cell table:style-name="ce9" office:value-type="float" office:value="3.32767748832703" calcext:value-type="float">
            <text:p>3.32767748832703</text:p>
          </table:table-cell>
          <table:table-cell table:style-name="ce9" office:value-type="float" office:value="60.1019782420528" calcext:value-type="float">
            <text:p>60.101978242052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20:.C29])" office:value-type="float" office:value="6.25253493030523" calcext:value-type="float">
            <text:p>6.25253493030523</text:p>
          </table:table-cell>
          <table:table-cell table:style-name="ce11"/>
          <table:table-cell table:style-name="ce11" table:formula="of:=AVERAGE([.E20:.E29])" office:value-type="float" office:value="60.2887439620844" calcext:value-type="float">
            <text:p>60.2887439620844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Sobel Vertical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9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577477455139" calcext:value-type="float">
            <text:p>6.71577477455139</text:p>
          </table:table-cell>
          <table:table-cell table:style-name="ce9" office:value-type="float" office:value="7.44515736136192" calcext:value-type="float">
            <text:p>7.44515736136192</text:p>
          </table:table-cell>
          <table:table-cell table:style-name="ce9" office:value-type="float" office:value="0.818251609802246" calcext:value-type="float">
            <text:p>0.818251609802246</text:p>
          </table:table-cell>
          <table:table-cell table:style-name="ce9" office:value-type="float" office:value="61.1058987248237" calcext:value-type="float">
            <text:p>61.1058987248237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58987641334534" calcext:value-type="float">
            <text:p>6.58987641334534</text:p>
          </table:table-cell>
          <table:table-cell table:style-name="ce9" office:value-type="float" office:value="7.58739570574399" calcext:value-type="float">
            <text:p>7.58739570574399</text:p>
          </table:table-cell>
          <table:table-cell table:style-name="ce9" office:value-type="float" office:value="0.825090408325195" calcext:value-type="float">
            <text:p>0.825090408325195</text:p>
          </table:table-cell>
          <table:table-cell table:style-name="ce9" office:value-type="float" office:value="60.5994197672134" calcext:value-type="float">
            <text:p>60.599419767213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781611442566" calcext:value-type="float">
            <text:p>6.71781611442566</text:p>
          </table:table-cell>
          <table:table-cell table:style-name="ce9" office:value-type="float" office:value="7.44289500461785" calcext:value-type="float">
            <text:p>7.44289500461785</text:p>
          </table:table-cell>
          <table:table-cell table:style-name="ce9" office:value-type="float" office:value="0.824631214141846" calcext:value-type="float">
            <text:p>0.824631214141846</text:p>
          </table:table-cell>
          <table:table-cell table:style-name="ce9" office:value-type="float" office:value="60.6331644285775" calcext:value-type="float">
            <text:p>60.6331644285775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4612808227539" calcext:value-type="float">
            <text:p>6.74612808227539</text:p>
          </table:table-cell>
          <table:table-cell table:style-name="ce9" office:value-type="float" office:value="7.4116588641963" calcext:value-type="float">
            <text:p>7.4116588641963</text:p>
          </table:table-cell>
          <table:table-cell table:style-name="ce9" office:value-type="float" office:value="0.829597949981689" calcext:value-type="float">
            <text:p>0.829597949981689</text:p>
          </table:table-cell>
          <table:table-cell table:style-name="ce9" office:value-type="float" office:value="60.2701585763364" calcext:value-type="float">
            <text:p>60.270158576336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337366104126" calcext:value-type="float">
            <text:p>6.71337366104126</text:p>
          </table:table-cell>
          <table:table-cell table:style-name="ce9" office:value-type="float" office:value="7.44782020553357" calcext:value-type="float">
            <text:p>7.44782020553357</text:p>
          </table:table-cell>
          <table:table-cell table:style-name="ce9" office:value-type="float" office:value="0.820227384567261" calcext:value-type="float">
            <text:p>0.820227384567261</text:p>
          </table:table-cell>
          <table:table-cell table:style-name="ce9" office:value-type="float" office:value="60.9587060134297" calcext:value-type="float">
            <text:p>60.9587060134297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9272964000702" calcext:value-type="float">
            <text:p>26.9272964000702</text:p>
          </table:table-cell>
          <table:table-cell table:style-name="ce9" office:value-type="float" office:value="7.42740737980211" calcext:value-type="float">
            <text:p>7.42740737980211</text:p>
          </table:table-cell>
          <table:table-cell table:style-name="ce9" office:value-type="float" office:value="3.32591772079468" calcext:value-type="float">
            <text:p>3.32591772079468</text:p>
          </table:table-cell>
          <table:table-cell table:style-name="ce9" office:value-type="float" office:value="60.1337786408658" calcext:value-type="float">
            <text:p>60.133778640865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7483508586884" calcext:value-type="float">
            <text:p>26.7483508586884</text:p>
          </table:table-cell>
          <table:table-cell table:style-name="ce9" office:value-type="float" office:value="7.47709647808199" calcext:value-type="float">
            <text:p>7.47709647808199</text:p>
          </table:table-cell>
          <table:table-cell table:style-name="ce9" office:value-type="float" office:value="3.32523989677429" calcext:value-type="float">
            <text:p>3.32523989677429</text:p>
          </table:table-cell>
          <table:table-cell table:style-name="ce9" office:value-type="float" office:value="60.1460364390592" calcext:value-type="float">
            <text:p>60.1460364390592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261203765869" calcext:value-type="float">
            <text:p>26.8261203765869</text:p>
          </table:table-cell>
          <table:table-cell table:style-name="ce9" office:value-type="float" office:value="7.45542020957136" calcext:value-type="float">
            <text:p>7.45542020957136</text:p>
          </table:table-cell>
          <table:table-cell table:style-name="ce9" office:value-type="float" office:value="3.32465982437134" calcext:value-type="float">
            <text:p>3.32465982437134</text:p>
          </table:table-cell>
          <table:table-cell table:style-name="ce9" office:value-type="float" office:value="60.156530461825" calcext:value-type="float">
            <text:p>60.156530461825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522346019745" calcext:value-type="float">
            <text:p>26.8522346019745</text:p>
          </table:table-cell>
          <table:table-cell table:style-name="ce9" office:value-type="float" office:value="7.44816969479679" calcext:value-type="float">
            <text:p>7.44816969479679</text:p>
          </table:table-cell>
          <table:table-cell table:style-name="ce9" office:value-type="float" office:value="3.31561589241028" calcext:value-type="float">
            <text:p>3.31561589241028</text:p>
          </table:table-cell>
          <table:table-cell table:style-name="ce9" office:value-type="float" office:value="60.3206180962688" calcext:value-type="float">
            <text:p>60.320618096268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558201789856" calcext:value-type="float">
            <text:p>26.8558201789856</text:p>
          </table:table-cell>
          <table:table-cell table:style-name="ce9" office:value-type="float" office:value="7.44717527400254" calcext:value-type="float">
            <text:p>7.44717527400254</text:p>
          </table:table-cell>
          <table:table-cell table:style-name="ce9" office:value-type="float" office:value="3.32887077331543" calcext:value-type="float">
            <text:p>3.32887077331543</text:p>
          </table:table-cell>
          <table:table-cell table:style-name="ce9" office:value-type="float" office:value="60.08043376247" calcext:value-type="float">
            <text:p>60.08043376247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36:.C45])" office:value-type="float" office:value="7.45901961777084" calcext:value-type="float">
            <text:p>7.45901961777084</text:p>
          </table:table-cell>
          <table:table-cell table:style-name="ce11"/>
          <table:table-cell table:style-name="ce11" table:formula="of:=AVERAGE([.E36:.E45])" office:value-type="float" office:value="60.440474491087" calcext:value-type="float">
            <text:p>60.440474491087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Sobel Horizontal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9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12672996521" calcext:value-type="float">
            <text:p>6.6412672996521</text:p>
          </table:table-cell>
          <table:table-cell table:style-name="ce9" office:value-type="float" office:value="7.528683569568" calcext:value-type="float">
            <text:p>7.528683569568</text:p>
          </table:table-cell>
          <table:table-cell table:style-name="ce9" office:value-type="float" office:value="0.824651002883911" calcext:value-type="float">
            <text:p>0.824651002883911</text:p>
          </table:table-cell>
          <table:table-cell table:style-name="ce9" office:value-type="float" office:value="60.6317094445329" calcext:value-type="float">
            <text:p>60.6317094445329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6618895530701" calcext:value-type="float">
            <text:p>6.66618895530701</text:p>
          </table:table-cell>
          <table:table-cell table:style-name="ce9" office:value-type="float" office:value="7.5005374637925" calcext:value-type="float">
            <text:p>7.5005374637925</text:p>
          </table:table-cell>
          <table:table-cell table:style-name="ce9" office:value-type="float" office:value="0.824263334274292" calcext:value-type="float">
            <text:p>0.824263334274292</text:p>
          </table:table-cell>
          <table:table-cell table:style-name="ce9" office:value-type="float" office:value="60.660225829433" calcext:value-type="float">
            <text:p>60.660225829433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357729434967" calcext:value-type="float">
            <text:p>6.6357729434967</text:p>
          </table:table-cell>
          <table:table-cell table:style-name="ce9" office:value-type="float" office:value="7.53491724713122" calcext:value-type="float">
            <text:p>7.53491724713122</text:p>
          </table:table-cell>
          <table:table-cell table:style-name="ce9" office:value-type="float" office:value="0.819379091262817" calcext:value-type="float">
            <text:p>0.819379091262817</text:p>
          </table:table-cell>
          <table:table-cell table:style-name="ce9" office:value-type="float" office:value="61.0218158275684" calcext:value-type="float">
            <text:p>61.021815827568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348340034485" calcext:value-type="float">
            <text:p>6.64348340034485</text:p>
          </table:table-cell>
          <table:table-cell table:style-name="ce9" office:value-type="float" office:value="7.5261721881332" calcext:value-type="float">
            <text:p>7.5261721881332</text:p>
          </table:table-cell>
          <table:table-cell table:style-name="ce9" office:value-type="float" office:value="0.822708606719971" calcext:value-type="float">
            <text:p>0.822708606719971</text:p>
          </table:table-cell>
          <table:table-cell table:style-name="ce9" office:value-type="float" office:value="60.7748595208494" calcext:value-type="float">
            <text:p>60.774859520849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562916755676" calcext:value-type="float">
            <text:p>6.64562916755676</text:p>
          </table:table-cell>
          <table:table-cell table:style-name="ce9" office:value-type="float" office:value="7.52374210768403" calcext:value-type="float">
            <text:p>7.52374210768403</text:p>
          </table:table-cell>
          <table:table-cell table:style-name="ce9" office:value-type="float" office:value="0.828567981719971" calcext:value-type="float">
            <text:p>0.828567981719971</text:p>
          </table:table-cell>
          <table:table-cell table:style-name="ce9" office:value-type="float" office:value="60.3450786213199" calcext:value-type="float">
            <text:p>60.345078621319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3920905590057" calcext:value-type="float">
            <text:p>26.3920905590057</text:p>
          </table:table-cell>
          <table:table-cell table:style-name="ce9" office:value-type="float" office:value="7.57802795321776" calcext:value-type="float">
            <text:p>7.57802795321776</text:p>
          </table:table-cell>
          <table:table-cell table:style-name="ce9" office:value-type="float" office:value="3.31951975822449" calcext:value-type="float">
            <text:p>3.31951975822449</text:p>
          </table:table-cell>
          <table:table-cell table:style-name="ce8" office:value-type="float" office:value="60.2496790400109" calcext:value-type="float">
            <text:p>60.249679040010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264859199524" calcext:value-type="float">
            <text:p>26.5264859199524</text:p>
          </table:table-cell>
          <table:table-cell table:style-name="ce9" office:value-type="float" office:value="7.53963418311531" calcext:value-type="float">
            <text:p>7.53963418311531</text:p>
          </table:table-cell>
          <table:table-cell table:style-name="ce9" office:value-type="float" office:value="3.32035970687866" calcext:value-type="float">
            <text:p>3.32035970687866</text:p>
          </table:table-cell>
          <table:table-cell table:style-name="ce9" office:value-type="float" office:value="60.2344377284388" calcext:value-type="float">
            <text:p>60.234437728438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723536014557" calcext:value-type="float">
            <text:p>26.5723536014557</text:p>
          </table:table-cell>
          <table:table-cell table:style-name="ce9" office:value-type="float" office:value="7.52661969653466" calcext:value-type="float">
            <text:p>7.52661969653466</text:p>
          </table:table-cell>
          <table:table-cell table:style-name="ce9" office:value-type="float" office:value="3.32825207710266" calcext:value-type="float">
            <text:p>3.32825207710266</text:p>
          </table:table-cell>
          <table:table-cell table:style-name="ce9" office:value-type="float" office:value="60.0916022485009" calcext:value-type="float">
            <text:p>60.091602248500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4895715713501" calcext:value-type="float">
            <text:p>26.4895715713501</text:p>
          </table:table-cell>
          <table:table-cell table:style-name="ce9" office:value-type="float" office:value="7.55014098515322" calcext:value-type="float">
            <text:p>7.55014098515322</text:p>
          </table:table-cell>
          <table:table-cell table:style-name="ce9" office:value-type="float" office:value="3.32867169380188" calcext:value-type="float">
            <text:p>3.32867169380188</text:p>
          </table:table-cell>
          <table:table-cell table:style-name="ce9" office:value-type="float" office:value="60.0840270226733" calcext:value-type="float">
            <text:p>60.0840270226733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064601898193" calcext:value-type="float">
            <text:p>26.5064601898193</text:p>
          </table:table-cell>
          <table:table-cell table:style-name="ce9" office:value-type="float" office:value="7.54533040503147" calcext:value-type="float">
            <text:p>7.54533040503147</text:p>
          </table:table-cell>
          <table:table-cell table:style-name="ce9" office:value-type="float" office:value="3.3239209651947" calcext:value-type="float">
            <text:p>3.3239209651947</text:p>
          </table:table-cell>
          <table:table-cell table:style-name="ce9" office:value-type="float" office:value="60.1699023816244" calcext:value-type="float">
            <text:p>60.169902381624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52:.C61])" office:value-type="float" office:value="7.53538057993614" calcext:value-type="float">
            <text:p>7.53538057993614</text:p>
          </table:table-cell>
          <table:table-cell table:style-name="ce11"/>
          <table:table-cell table:style-name="ce11" table:formula="of:=AVERAGE([.E52:.E61])" office:value-type="float" office:value="60.4263337664952" calcext:value-type="float">
            <text:p>60.4263337664952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Laplacian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9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5489115715027" calcext:value-type="float">
            <text:p>6.25489115715027</text:p>
          </table:table-cell>
          <table:table-cell table:style-name="ce9" office:value-type="float" office:value="7.99374421453243" calcext:value-type="float">
            <text:p>7.99374421453243</text:p>
          </table:table-cell>
          <table:table-cell table:style-name="ce9" office:value-type="float" office:value="0.825061559677124" calcext:value-type="float">
            <text:p>0.825061559677124</text:p>
          </table:table-cell>
          <table:table-cell table:style-name="ce9" office:value-type="float" office:value="60.6015386531482" calcext:value-type="float">
            <text:p>60.6015386531482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16880869865418" calcext:value-type="float">
            <text:p>6.16880869865418</text:p>
          </table:table-cell>
          <table:table-cell table:style-name="ce9" office:value-type="float" office:value="8.10529268169854" calcext:value-type="float">
            <text:p>8.10529268169854</text:p>
          </table:table-cell>
          <table:table-cell table:style-name="ce9" office:value-type="float" office:value="0.826088666915894" calcext:value-type="float">
            <text:p>0.826088666915894</text:p>
          </table:table-cell>
          <table:table-cell table:style-name="ce9" office:value-type="float" office:value="60.5261904713803" calcext:value-type="float">
            <text:p>60.5261904713803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4235820770264" calcext:value-type="float">
            <text:p>6.24235820770264</text:p>
          </table:table-cell>
          <table:table-cell table:style-name="ce9" office:value-type="float" office:value="8.00979346848495" calcext:value-type="float">
            <text:p>8.00979346848495</text:p>
          </table:table-cell>
          <table:table-cell table:style-name="ce9" office:value-type="float" office:value="0.822906017303467" calcext:value-type="float">
            <text:p>0.822906017303467</text:p>
          </table:table-cell>
          <table:table-cell table:style-name="ce9" office:value-type="float" office:value="60.760279969567" calcext:value-type="float">
            <text:p>60.760279969567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16136002540588" calcext:value-type="float">
            <text:p>6.16136002540588</text:p>
          </table:table-cell>
          <table:table-cell table:style-name="ce9" office:value-type="float" office:value="8.11509143984915" calcext:value-type="float">
            <text:p>8.11509143984915</text:p>
          </table:table-cell>
          <table:table-cell table:style-name="ce9" office:value-type="float" office:value="0.829210519790649" calcext:value-type="float">
            <text:p>0.829210519790649</text:p>
          </table:table-cell>
          <table:table-cell table:style-name="ce9" office:value-type="float" office:value="60.298318468781" calcext:value-type="float">
            <text:p>60.298318468781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2742581367493" calcext:value-type="float">
            <text:p>6.22742581367493</text:p>
          </table:table-cell>
          <table:table-cell table:style-name="ce9" office:value-type="float" office:value="8.02899970164302" calcext:value-type="float">
            <text:p>8.02899970164302</text:p>
          </table:table-cell>
          <table:table-cell table:style-name="ce9" office:value-type="float" office:value="0.83224081993103" calcext:value-type="float">
            <text:p>0.83224081993103</text:p>
          </table:table-cell>
          <table:table-cell table:style-name="ce9" office:value-type="float" office:value="60.078764226133" calcext:value-type="float">
            <text:p>60.078764226133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913009166718" calcext:value-type="float">
            <text:p>24.8913009166718</text:p>
          </table:table-cell>
          <table:table-cell table:style-name="ce9" office:value-type="float" office:value="8.03493560539632" calcext:value-type="float">
            <text:p>8.03493560539632</text:p>
          </table:table-cell>
          <table:table-cell table:style-name="ce9" office:value-type="float" office:value="3.32653522491455" calcext:value-type="float">
            <text:p>3.32653522491455</text:p>
          </table:table-cell>
          <table:table-cell table:style-name="ce9" office:value-type="float" office:value="60.1226160186347" calcext:value-type="float">
            <text:p>60.1226160186347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893525600433" calcext:value-type="float">
            <text:p>24.8893525600433</text:p>
          </table:table-cell>
          <table:table-cell table:style-name="ce9" office:value-type="float" office:value="8.0355645860019" calcext:value-type="float">
            <text:p>8.0355645860019</text:p>
          </table:table-cell>
          <table:table-cell table:style-name="ce9" office:value-type="float" office:value="3.31791019439697" calcext:value-type="float">
            <text:p>3.31791019439697</text:p>
          </table:table-cell>
          <table:table-cell table:style-name="ce9" office:value-type="float" office:value="60.2789069872188" calcext:value-type="float">
            <text:p>60.278906987218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729031085968" calcext:value-type="float">
            <text:p>24.8729031085968</text:p>
          </table:table-cell>
          <table:table-cell table:style-name="ce9" office:value-type="float" office:value="8.04087882812819" calcext:value-type="float">
            <text:p>8.04087882812819</text:p>
          </table:table-cell>
          <table:table-cell table:style-name="ce9" office:value-type="float" office:value="3.31628179550171" calcext:value-type="float">
            <text:p>3.31628179550171</text:p>
          </table:table-cell>
          <table:table-cell table:style-name="ce9" office:value-type="float" office:value="60.3085058306219" calcext:value-type="float">
            <text:p>60.308505830621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641283512115" calcext:value-type="float">
            <text:p>24.8641283512115</text:p>
          </table:table-cell>
          <table:table-cell table:style-name="ce9" office:value-type="float" office:value="8.04371652104405" calcext:value-type="float">
            <text:p>8.04371652104405</text:p>
          </table:table-cell>
          <table:table-cell table:style-name="ce9" office:value-type="float" office:value="3.33051776885986" calcext:value-type="float">
            <text:p>3.33051776885986</text:p>
          </table:table-cell>
          <table:table-cell table:style-name="ce9" office:value-type="float" office:value="60.0507230046895" calcext:value-type="float">
            <text:p>60.0507230046895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7819981575012" calcext:value-type="float">
            <text:p>24.7819981575012</text:p>
          </table:table-cell>
          <table:table-cell table:style-name="ce9" office:value-type="float" office:value="8.07037425831873" calcext:value-type="float">
            <text:p>8.07037425831873</text:p>
          </table:table-cell>
          <table:table-cell table:style-name="ce9" office:value-type="float" office:value="3.32752227783203" calcext:value-type="float">
            <text:p>3.32752227783203</text:p>
          </table:table-cell>
          <table:table-cell table:style-name="ce9" office:value-type="float" office:value="60.1047816666476" calcext:value-type="float">
            <text:p>60.1047816666476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68:.C77])" office:value-type="float" office:value="8.04783913050973" calcext:value-type="float">
            <text:p>8.04783913050973</text:p>
          </table:table-cell>
          <table:table-cell table:style-name="ce11"/>
          <table:table-cell table:style-name="ce11" table:formula="of:=AVERAGE([.E68:.E77])" office:value-type="float" office:value="60.3130625296822" calcext:value-type="float">
            <text:p>60.3130625296822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Sharpening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9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347848892212" calcext:value-type="float">
            <text:p>8.04347848892212</text:p>
          </table:table-cell>
          <table:table-cell table:style-name="ce9" office:value-type="float" office:value="6.21621603997108" calcext:value-type="float">
            <text:p>6.21621603997108</text:p>
          </table:table-cell>
          <table:table-cell table:style-name="ce9" office:value-type="float" office:value="0.830551624298096" calcext:value-type="float">
            <text:p>0.830551624298096</text:p>
          </table:table-cell>
          <table:table-cell table:style-name="ce9" office:value-type="float" office:value="60.2009538446876" calcext:value-type="float">
            <text:p>60.2009538446876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593086242676" calcext:value-type="float">
            <text:p>8.04593086242676</text:p>
          </table:table-cell>
          <table:table-cell table:style-name="ce9" office:value-type="float" office:value="6.21432135758116" calcext:value-type="float">
            <text:p>6.21432135758116</text:p>
          </table:table-cell>
          <table:table-cell table:style-name="ce9" office:value-type="float" office:value="0.824851274490356" calcext:value-type="float">
            <text:p>0.824851274490356</text:p>
          </table:table-cell>
          <table:table-cell table:style-name="ce9" office:value-type="float" office:value="60.6169882332946" calcext:value-type="float">
            <text:p>60.6169882332946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255318641663" calcext:value-type="float">
            <text:p>8.04255318641663</text:p>
          </table:table-cell>
          <table:table-cell table:style-name="ce9" office:value-type="float" office:value="6.21693122085247" calcext:value-type="float">
            <text:p>6.21693122085247</text:p>
          </table:table-cell>
          <table:table-cell table:style-name="ce9" office:value-type="float" office:value="0.82583212852478" calcext:value-type="float">
            <text:p>0.82583212852478</text:p>
          </table:table-cell>
          <table:table-cell table:style-name="ce9" office:value-type="float" office:value="60.5449924663468" calcext:value-type="float">
            <text:p>60.5449924663468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3464603424072" calcext:value-type="float">
            <text:p>8.03464603424072</text:p>
          </table:table-cell>
          <table:table-cell table:style-name="ce9" office:value-type="float" office:value="6.22304950173515" calcext:value-type="float">
            <text:p>6.22304950173515</text:p>
          </table:table-cell>
          <table:table-cell table:style-name="ce9" office:value-type="float" office:value="0.820035696029663" calcext:value-type="float">
            <text:p>0.820035696029663</text:p>
          </table:table-cell>
          <table:table-cell table:style-name="ce9" office:value-type="float" office:value="60.9729554970389" calcext:value-type="float">
            <text:p>60.9729554970389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035377502441" calcext:value-type="float">
            <text:p>8.04035377502441</text:p>
          </table:table-cell>
          <table:table-cell table:style-name="ce9" office:value-type="float" office:value="6.21863184121499" calcext:value-type="float">
            <text:p>6.21863184121499</text:p>
          </table:table-cell>
          <table:table-cell table:style-name="ce9" office:value-type="float" office:value="0.824848890304565" calcext:value-type="float">
            <text:p>0.824848890304565</text:p>
          </table:table-cell>
          <table:table-cell table:style-name="ce9" office:value-type="float" office:value="60.617163443765" calcext:value-type="float">
            <text:p>60.617163443765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335987091064" calcext:value-type="float">
            <text:p>32.2335987091064</text:p>
          </table:table-cell>
          <table:table-cell table:style-name="ce9" office:value-type="float" office:value="6.20470589725054" calcext:value-type="float">
            <text:p>6.20470589725054</text:p>
          </table:table-cell>
          <table:table-cell table:style-name="ce9" office:value-type="float" office:value="3.32387137413025" calcext:value-type="float">
            <text:p>3.32387137413025</text:p>
          </table:table-cell>
          <table:table-cell table:style-name="ce9" office:value-type="float" office:value="60.1708000967196" calcext:value-type="float">
            <text:p>60.1708000967196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531576156616" calcext:value-type="float">
            <text:p>32.2531576156616</text:p>
          </table:table-cell>
          <table:table-cell table:style-name="ce9" office:value-type="float" office:value="6.20094324975125" calcext:value-type="float">
            <text:p>6.20094324975125</text:p>
          </table:table-cell>
          <table:table-cell table:style-name="ce9" office:value-type="float" office:value="3.32424235343933" calcext:value-type="float">
            <text:p>3.32424235343933</text:p>
          </table:table-cell>
          <table:table-cell table:style-name="ce9" office:value-type="float" office:value="60.1640851465224" calcext:value-type="float">
            <text:p>60.1640851465224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3021514415741" calcext:value-type="float">
            <text:p>32.3021514415741</text:p>
          </table:table-cell>
          <table:table-cell table:style-name="ce9" office:value-type="float" office:value="6.19153805782089" calcext:value-type="float">
            <text:p>6.19153805782089</text:p>
          </table:table-cell>
          <table:table-cell table:style-name="ce9" office:value-type="float" office:value="3.3286726474762" calcext:value-type="float">
            <text:p>3.3286726474762</text:p>
          </table:table-cell>
          <table:table-cell table:style-name="ce9" office:value-type="float" office:value="60.0840098084263" calcext:value-type="float">
            <text:p>60.0840098084263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190344333649" calcext:value-type="float">
            <text:p>32.2190344333649</text:p>
          </table:table-cell>
          <table:table-cell table:style-name="ce9" office:value-type="float" office:value="6.20751066931066" calcext:value-type="float">
            <text:p>6.20751066931066</text:p>
          </table:table-cell>
          <table:table-cell table:style-name="ce9" office:value-type="float" office:value="3.33461499214172" calcext:value-type="float">
            <text:p>3.33461499214172</text:p>
          </table:table-cell>
          <table:table-cell table:style-name="ce9" office:value-type="float" office:value="59.9769390083459" calcext:value-type="float">
            <text:p>59.976939008345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373597621918" calcext:value-type="float">
            <text:p>32.2373597621918</text:p>
          </table:table-cell>
          <table:table-cell table:style-name="ce9" office:value-type="float" office:value="6.20398200954911" calcext:value-type="float">
            <text:p>6.20398200954911</text:p>
          </table:table-cell>
          <table:table-cell table:style-name="ce9" office:value-type="float" office:value="3.33253264427185" calcext:value-type="float">
            <text:p>3.33253264427185</text:p>
          </table:table-cell>
          <table:table-cell table:style-name="ce9" office:value-type="float" office:value="60.0144158658945" calcext:value-type="float">
            <text:p>60.014415865894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84:.C93])" office:value-type="float" office:value="6.20978298450373" calcext:value-type="float">
            <text:p>6.20978298450373</text:p>
          </table:table-cell>
          <table:table-cell table:style-name="ce11"/>
          <table:table-cell table:style-name="ce11" table:formula="of:=AVERAGE([.E84:.E93])" office:value-type="float" office:value="60.3363303411042" calcext:value-type="float">
            <text:p>60.3363303411042</text:p>
          </table:table-cell>
          <table:table-cell table:number-columns-repeated="6"/>
        </table:table-row>
        <table:table-row table:style-name="ro2" table:number-rows-repeated="104848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6:14:39.761587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01:16:26.437888950</meta:creation-date>
    <dc:date>2020-10-30T21:17:34.657394483</dc:date>
    <meta:editing-duration>PT5H23M54S</meta:editing-duration>
    <meta:editing-cycles>10</meta:editing-cycles>
    <meta:generator>LibreOffice/6.1.5.2$Linux_X86_64 LibreOffice_project/10$Build-2</meta:generator>
    <meta:document-statistic meta:table-count="1" meta:cell-count="3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15cm" xlink:href=".." xlink:type="simple" chart:class="chart:bar" chart:style-name="ch1">
        <chart:legend chart:legend-position="end" svg:x="13.024cm" svg:y="3.959cm" style:legend-expansion="high" chart:style-name="ch2"/>
        <chart:plot-area chart:style-name="ch3" table:cell-range-address="Sheet1.I3:Sheet1.K9" chart:data-source-has-labels="both" svg:x="0.32cm" svg:y="0.18cm" svg:width="12.384cm" svg:height="8.655cm">
          <chartooo:coordinate-region svg:x="0.941cm" svg:y="0.18cm" svg:width="11.763cm" svg:height="6.147cm"/>
          <chart:axis chart:dimension="x" chart:name="primary-x" chart:style-name="ch4" chartooo:axis-type="auto">
            <chartooo:date-scale/>
            <chart:categories table:cell-range-address="Sheet1.I4:Sheet1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4:Sheet1.J9" chart:label-cell-address="Sheet1.J3:Sheet1.J3" chart:class="chart:bar">
            <chart:data-point chart:repeated="6"/>
          </chart:series>
          <chart:series chart:style-name="ch8" chart:values-cell-range-address="Sheet1.K4:Sheet1.K9" chart:label-cell-address="Sheet1.K3:Sheet1.K3" chart:class="chart:bar">
            <chart:data-point chart:repeated="4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npa FPGA</text:p>
                <draw:g>
                  <svg:desc>Sheet1.J3:Sheet1.J3</svg:desc>
                </draw:g>
              </table:table-cell>
              <table:table-cell office:value-type="string">
                <text:p>Dengan FPGA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 Blur</text:p>
                <draw:g>
                  <svg:desc>Sheet1.I4:Sheet1.I9</svg:desc>
                </draw:g>
              </table:table-cell>
              <table:table-cell office:value-type="float" office:value="6.24958353344701">
                <text:p>6.24958353344701</text:p>
                <draw:g>
                  <svg:desc>Sheet1.J4:Sheet1.J9</svg:desc>
                </draw:g>
              </table:table-cell>
              <table:table-cell office:value-type="float" office:value="60.4268459267488">
                <text:p>60.4268459267488</text:p>
                <draw:g>
                  <svg:desc>Sheet1.K4:Sheet1.K9</svg:desc>
                </draw:g>
              </table:table-cell>
            </table:table-row>
            <table:table-row>
              <table:table-cell office:value-type="string">
                <text:p>Gaussian Blur</text:p>
              </table:table-cell>
              <table:table-cell office:value-type="float" office:value="6.25253493030523">
                <text:p>6.25253493030523</text:p>
              </table:table-cell>
              <table:table-cell office:value-type="float" office:value="60.2887439620844">
                <text:p>60.2887439620844</text:p>
              </table:table-cell>
            </table:table-row>
            <table:table-row>
              <table:table-cell office:value-type="string">
                <text:p>Sobel Vertical</text:p>
              </table:table-cell>
              <table:table-cell office:value-type="float" office:value="7.45901961777084">
                <text:p>7.45901961777084</text:p>
              </table:table-cell>
              <table:table-cell office:value-type="float" office:value="60.440474491087">
                <text:p>60.440474491087</text:p>
              </table:table-cell>
            </table:table-row>
            <table:table-row>
              <table:table-cell office:value-type="string">
                <text:p>Sobel Horizontal</text:p>
              </table:table-cell>
              <table:table-cell office:value-type="float" office:value="7.53538057993614">
                <text:p>7.53538057993614</text:p>
              </table:table-cell>
              <table:table-cell office:value-type="float" office:value="60.4263337664952">
                <text:p>60.4263337664952</text:p>
              </table:table-cell>
            </table:table-row>
            <table:table-row>
              <table:table-cell office:value-type="string">
                <text:p>Laplacian</text:p>
              </table:table-cell>
              <table:table-cell office:value-type="float" office:value="8.04783913050973">
                <text:p>8.04783913050973</text:p>
              </table:table-cell>
              <table:table-cell office:value-type="float" office:value="60.3130625296822">
                <text:p>60.3130625296822</text:p>
              </table:table-cell>
            </table:table-row>
            <table:table-row>
              <table:table-cell office:value-type="string">
                <text:p>Sharpening</text:p>
              </table:table-cell>
              <table:table-cell office:value-type="float" office:value="6.20978298450373">
                <text:p>6.20978298450373</text:p>
              </table:table-cell>
              <table:table-cell office:value-type="float" office:value="60.3363303411042">
                <text:p>60.3363303411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